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6581c" officeooo:paragraph-rsid="0016581c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6581c" officeooo:paragraph-rsid="0016581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6581c" officeooo:paragraph-rsid="0016581c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6581c" officeooo:paragraph-rsid="0016581c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72cb1" officeooo:paragraph-rsid="00172cb1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6581c" officeooo:paragraph-rsid="0016581c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72cb1" officeooo:paragraph-rsid="00172cb1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d22a" style:font-weight-asian="normal" style:font-weight-complex="normal"/>
    </style:style>
    <style:style style:name="T3" style:family="text">
      <style:text-properties officeooo:rsid="0017d22a"/>
    </style:style>
    <style:style style:name="T4" style:family="text">
      <style:text-properties fo:font-weight="bold" officeooo:rsid="0017d22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I-FRONT</text:p>
      <text:p text:style-name="P2"/>
      <text:p text:style-name="P3">Rôle : <text:span text:style-name="T1">interface entre l’utilisateur et l’application.</text:span></text:p>
      <text:p text:style-name="P3"><text:span text:style-name="T1"/></text:p>
      <text:p text:style-name="P7"/>
      <text:p text:style-name="P7">/login</text:p>
      <text:p text:style-name="P7"/>
      <text:p text:style-name="P5">- Pour accéder aux différentes pages, l’utilisateur devra être connecté. Sinon redirection vers /login.</text:p>
      <text:p text:style-name="P5"/>
      <text:p text:style-name="P5">- L’utilisateur pourra s’enregistrer ou bien se connecter. Dans un premier temps, le système d’authentification est géré par Django. Dans un second temps, il est prévu d’installer Oauth.</text:p>
      <text:p text:style-name="P5"/>
      <text:p text:style-name="P5">- L’utilisateur devra s’enregistrer avec son email. Impossible d’avoir deux utilisateurs avec le même email et la syntaxe de l’email est vérifié.</text:p>
      <text:p text:style-name="P5"/>
      <text:p text:style-name="P5">- Après s’être enregistré, l’utilisateur est connecté et est redirigé vers la page d’accueil.</text:p>
      <text:p text:style-name="P5"/>
      <text:p text:style-name="P5">-Après s’être connecté, l’utilisateur est redirigé vers la page d’accueil.</text:p>
      <text:p text:style-name="P5"/>
      <text:p text:style-name="P5">-Par défaut, la redirection est vers la page d’accueil. Mais si l’utilisateur est arrivé à la page login par une redirection car il souhaitait aller à une autre page de l’application, après la connexion, la redirection finale se fera vers la page qui était initialement visée par l’utilisateur.</text:p>
      <text:p text:style-name="P5"/>
      <text:p text:style-name="P5"/>
      <text:p text:style-name="P7">/accueil</text:p>
      <text:p text:style-name="P7"/>
      <text:p text:style-name="P5">- Si l’utilisateur ne précise pas un chemin dans son url, il sera redirigé vers la page utilisateur.</text:p>
      <text:p text:style-name="P5"/>
      <text:p text:style-name="P5">- <text:span text:style-name="T3">Le bouton ‘user’ est un lien vers </text:span><text:span text:style-name="T4">/user</text:span><text:span text:style-name="T3"> et ‘logout’ nous déconnecte ce qui produit une redirection vers </text:span><text:span text:style-name="T4">/login</text:span></text:p>
      <text:p text:style-name="P5"><text:span text:style-name="T2"/></text:p>
      <text:p text:style-name="P5"><text:span text:style-name="T2"/></text:p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6T17:52:10.131328527</meta:creation-date>
    <meta:generator>LibreOffice/6.4.7.2$Linux_X86_64 LibreOffice_project/40$Build-2</meta:generator>
    <dc:date>2022-03-28T15:33:35.199558209</dc:date>
    <meta:editing-duration>PT13M54S</meta:editing-duration>
    <meta:editing-cycles>3</meta:editing-cycles>
    <meta:document-statistic meta:table-count="0" meta:image-count="0" meta:object-count="0" meta:page-count="1" meta:paragraph-count="12" meta:word-count="184" meta:character-count="1183" meta:non-whitespace-character-count="1011"/>
  </office:meta>
</office:document-meta>
</file>